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1f58" officeooo:paragraph-rsid="00051f58" style:font-size-asian="16pt" style:font-size-complex="16pt"/>
    </style:style>
    <style:style style:name="P2" style:family="paragraph" style:parent-style-name="Standard">
      <style:text-properties fo:font-size="16pt" officeooo:rsid="00051f58" officeooo:paragraph-rsid="00090385" style:font-size-asian="16pt" style:font-size-complex="16pt"/>
    </style:style>
    <style:style style:name="P3" style:family="paragraph" style:parent-style-name="Standard">
      <style:text-properties fo:font-size="16pt" officeooo:rsid="00051f58" officeooo:paragraph-rsid="0009ee86" style:font-size-asian="16pt" style:font-size-complex="16pt"/>
    </style:style>
    <style:style style:name="P4" style:family="paragraph" style:parent-style-name="Standard">
      <style:text-properties fo:font-size="16pt" officeooo:rsid="0006920e" officeooo:paragraph-rsid="0006920e" style:font-size-asian="16pt" style:font-size-complex="16pt"/>
    </style:style>
    <style:style style:name="P5" style:family="paragraph" style:parent-style-name="Standard">
      <style:text-properties fo:font-size="16pt" officeooo:rsid="00090385" officeooo:paragraph-rsid="00090385" style:font-size-asian="16pt" style:font-size-complex="16pt"/>
    </style:style>
    <style:style style:name="P6" style:family="paragraph" style:parent-style-name="Standard">
      <style:text-properties fo:font-size="16pt" officeooo:rsid="00090385" officeooo:paragraph-rsid="000b6c1f" style:font-size-asian="16pt" style:font-size-complex="16pt"/>
    </style:style>
    <style:style style:name="P7" style:family="paragraph" style:parent-style-name="Standard">
      <style:text-properties fo:font-size="16pt" officeooo:rsid="00090385" officeooo:paragraph-rsid="000bfd58" style:font-size-asian="16pt" style:font-size-complex="16pt"/>
    </style:style>
    <style:style style:name="P8" style:family="paragraph" style:parent-style-name="Standard">
      <style:text-properties fo:font-size="16pt" officeooo:rsid="0009ee86" officeooo:paragraph-rsid="0009ee86" style:font-size-asian="16pt" style:font-size-complex="16pt"/>
    </style:style>
    <style:style style:name="P9" style:family="paragraph" style:parent-style-name="Standard">
      <style:text-properties fo:font-size="16pt" officeooo:rsid="0006920e" officeooo:paragraph-rsid="0006920e" style:font-size-asian="16pt" style:font-size-complex="16pt"/>
    </style:style>
    <style:style style:name="P10" style:family="paragraph" style:parent-style-name="Standard">
      <style:text-properties fo:font-size="16pt" officeooo:rsid="0006920e" officeooo:paragraph-rsid="0013babf" style:font-size-asian="16pt" style:font-size-complex="16pt"/>
    </style:style>
    <style:style style:name="P11" style:family="paragraph" style:parent-style-name="Standard">
      <style:text-properties fo:font-size="16pt" officeooo:rsid="00051f58" officeooo:paragraph-rsid="0013babf" style:font-size-asian="16pt" style:font-size-complex="16pt"/>
    </style:style>
    <style:style style:name="P12" style:family="paragraph" style:parent-style-name="Standard">
      <style:text-properties fo:font-size="16pt" officeooo:rsid="0013babf" officeooo:paragraph-rsid="0013babf" style:font-size-asian="16pt" style:font-size-complex="16pt"/>
    </style:style>
    <style:style style:name="T1" style:family="text">
      <style:text-properties officeooo:rsid="0006920e"/>
    </style:style>
    <style:style style:name="T2" style:family="text">
      <style:text-properties officeooo:rsid="00078dce"/>
    </style:style>
    <style:style style:name="T3" style:family="text">
      <style:text-properties officeooo:rsid="00090385"/>
    </style:style>
    <style:style style:name="T4" style:family="text">
      <style:text-properties officeooo:rsid="0009ee86"/>
    </style:style>
    <style:style style:name="T5" style:family="text">
      <style:text-properties officeooo:rsid="000dc066"/>
    </style:style>
    <style:style style:name="T6" style:family="text">
      <style:text-properties officeooo:rsid="000f6dcd"/>
    </style:style>
    <style:style style:name="T7" style:family="text">
      <style:text-properties officeooo:rsid="0011d971"/>
    </style:style>
    <style:style style:name="T8" style:family="text">
      <style:text-properties officeooo:rsid="0013babf"/>
    </style:style>
    <style:style style:name="T9" style:family="text">
      <style:text-properties officeooo:rsid="00051f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<text:span text:style-name="T2">OS</text:span>_V1</text:p>
      <text:p text:style-name="P8">#<text:span text:style-name="T7">1</text:span>:PART</text:p>
      <text:p text:style-name="P8">input:</text:p>
      <text:p text:style-name="P8"><text:tab/>all_collection:Array[string]</text:p>
      <text:p text:style-name="P8">output:</text:p>
      <text:p text:style-name="P8"><text:tab/>barcode_more_collection:Array[{barcode:’123’,count:12}]</text:p>
      <text:p text:style-name="P5">#<text:span text:style-name="T7">2</text:span>:COMPUT<text:span text:style-name="T7">E</text:span>_COUNT</text:p>
      <text:p text:style-name="P5">input:</text:p>
      <text:p text:style-name="P6"><text:tab/><text:span text:style-name="T4">all_collection:Array[string]</text:span></text:p>
      <text:p text:style-name="P7"><text:tab/><text:span text:style-name="T4">barcode_more_collection:Array[{barcode:’123’,count:12}]</text:span></text:p>
      <text:p text:style-name="P5">output:</text:p>
      <text:p text:style-name="P5"><text:tab/>comput_count:Array[{barcode:’123’,count:12<text:span text:style-name="T8">}</text:span>,{...}}]</text:p>
      <text:p text:style-name="P1">#<text:span text:style-name="T7">3</text:span>:COUNT_NUMBER</text:p>
      <text:p text:style-name="P1">input：</text:p>
      <text:p text:style-name="P1"><text:tab/>base_list: Array[{string}]</text:p>
      <text:p text:style-name="P2"><text:tab/><text:span text:style-name="T3">compute_count:Array[{barcode:’123’,count:12},{…}}]</text:span></text:p>
      <text:p text:style-name="P3"><text:tab/><text:span text:style-name="T4">barcode_more_collection:Array[{barcode:’123’,count:12}]</text:span></text:p>
      <text:p text:style-name="P1">output:</text:p>
      <text:p text:style-name="P1"><text:tab/>count_number:[{<text:span text:style-name="T3">barcode:’123’,count:12,name:’可口可乐’,unit:’瓶’,price:15</text:span>}<text:span text:style-name="T7">{...}</text:span>]</text:p>
      <text:p text:style-name="P1">#<text:span text:style-name="T7">4</text:span>:<text:span text:style-name="T1">EVERY_</text:span>SAVE_MONEY</text:p>
      <text:p text:style-name="P1">input:</text:p>
      <text:p text:style-name="P11"><text:tab/>count_number:[{<text:span text:style-name="T3">barcode:’123’,count:12,name:’可口可乐’,unit:’瓶’,price:15</text:span>}<text:span text:style-name="T7">{...}</text:span>]</text:p>
      <text:p text:style-name="P1"><text:tab/>discount_collection:[string]</text:p>
      <text:p text:style-name="P4">output:</text:p>
      <text:p text:style-name="P4"><text:tab/>every_save_money:[number]</text:p>
      <text:p text:style-name="P4">#:<text:span text:style-name="T7">5</text:span>:All_S<text:span text:style-name="T5">AVE</text:span>_MONEY</text:p>
      <text:p text:style-name="P4">input:</text:p>
      <text:p text:style-name="P4"><text:tab/>every_save_money:[number]</text:p>
      <text:p text:style-name="P4">output:</text:p>
      <text:p text:style-name="P4"><text:tab/>all_save_money:Number</text:p>
      <text:p text:style-name="P4">#<text:span text:style-name="T7">6</text:span>:AFTER_SAVE_EVERY_SUM</text:p>
      <text:p text:style-name="P4">input:</text:p>
      <text:p text:style-name="P4"><text:tab/><text:span text:style-name="T6">discount_collection:[string]</text:span></text:p>
      <text:p text:style-name="P4"><text:tab/>every_save_money:[number]</text:p>
      <text:p text:style-name="P10"><text:soft-page-break/><text:tab/>count_number:Array<text:span text:style-name="T9">[{barcode:’123’,count:12,name:’可口可乐’,unit:’瓶’,price:15}{...}]</text:span></text:p>
      <text:p text:style-name="P4">output:</text:p>
      <text:p text:style-name="P4"><text:tab/>after_save_every_sum:Array[number]</text:p>
      <text:p text:style-name="P4">#<text:span text:style-name="T7">7</text:span>:All_SUM</text:p>
      <text:p text:style-name="P4">input:</text:p>
      <text:p text:style-name="P4"><text:tab/>after_save_every_sum:Array[number]</text:p>
      <text:p text:style-name="P4">output:</text:p>
      <text:p text:style-name="P4"><text:tab/>all_sum:Number</text:p>
      <text:p text:style-name="P4">#<text:span text:style-name="T7">8</text:span>:PRINT</text:p>
      <text:p text:style-name="P4">input:</text:p>
      <text:p text:style-name="P10"><text:tab/>count_number:Array[{barcode:’123’,count:12,name:’可口可乐’,unit:’瓶’,price:15}{…<text:span text:style-name="T9">}]</text:span></text:p>
      <text:p text:style-name="P10"><text:tab/><text:span text:style-name="T8">afrer_save_every_sum:Array[number]</text:span></text:p>
      <text:p text:style-name="P12"><text:tab/>all_sum:Number</text:p>
      <text:p text:style-name="P12"><text:tab/>all_save_money:Number</text:p>
      <text:p text:style-name="P12">output:</text:p>
      <text:p text:style-name="P12"><text:tab/>Print:String</text:p>
      <text:p text:style-name="P4"><text:tab/></text:p>
      <text:p text:style-name="P4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05:08.506074747</meta:creation-date>
    <dc:date>2017-07-13T13:29:03.366151371</dc:date>
    <meta:editing-duration>PT1H29M39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2" meta:paragraph-count="53" meta:word-count="80" meta:character-count="1221" meta:non-whitespace-character-count="1192"/>
  </office:meta>
</office:document-meta>
</file>